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2B01D85D3236269FB17.png" manifest:media-type="image/png"/>
  <manifest:file-entry manifest:full-path="Pictures/1000000000000131000002B565DD3907C5BEC001.png" manifest:media-type="image/png"/>
  <manifest:file-entry manifest:full-path="Pictures/100000000000012F0000032B64780EBE15A599B4.png" manifest:media-type="image/png"/>
  <manifest:file-entry manifest:full-path="Pictures/100000000000013900000330930AE1D3299C6C84.png" manifest:media-type="image/png"/>
  <manifest:file-entry manifest:full-path="Pictures/1000000000000136000002D4CC63039846113373.png" manifest:media-type="image/png"/>
  <manifest:file-entry manifest:full-path="Pictures/100000000000012F0000007214674B331D01F2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officeooo:rsid="0039ef68" officeooo:paragraph-rsid="000572bd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4pt" fo:font-weight="bold" officeooo:rsid="0039ef68" officeooo:paragraph-rsid="000572b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3" text:anchor-type="paragraph" svg:x="11.829cm" svg:y="0.506cm" svg:width="6.35cm" svg:height="14.831cm" draw:z-index="3"><draw:image xlink:href="Pictures/1000000000000136000002D4CC63039846113373.png" xlink:type="simple" xlink:show="embed" xlink:actuate="onLoad" loext:mime-type="image/png"/></draw:frame>Exercices :</text:p>
      <text:p text:style-name="P1"><draw:frame draw:style-name="fr1" draw:name="Image20" text:anchor-type="paragraph" svg:x="-1.141cm" svg:y="-0.116cm" svg:width="6.207cm" svg:height="2.335cm" draw:z-index="0"><draw:image xlink:href="Pictures/100000000000012F0000007214674B331D01F204.png" xlink:type="simple" xlink:show="embed" xlink:actuate="onLoad" loext:mime-type="image/png"/></draw:frame><draw:frame draw:style-name="fr1" draw:name="Image22" text:anchor-type="paragraph" svg:x="5.223cm" svg:y="-0.235cm" svg:width="6.412cm" svg:height="16.715cm" draw:z-index="2"><draw:image xlink:href="Pictures/100000000000013900000330930AE1D3299C6C84.png" xlink:type="simple" xlink:show="embed" xlink:actuate="onLoad" loext:mime-type="image/png"/></draw:frame></text:p>
      <text:p text:style-name="P1"><text:s text:c="11"/></text:p>
      <text:p text:style-name="P1"/>
      <text:p text:style-name="P1"><draw:frame draw:style-name="fr1" draw:name="Image21" text:anchor-type="paragraph" svg:x="-1.171cm" svg:y="-0.201cm" svg:width="6.207cm" svg:height="16.612cm" draw:z-index="1"><draw:image xlink:href="Pictures/100000000000012F0000032B64780EBE15A599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4" text:anchor-type="paragraph" svg:x="1.226cm" svg:y="0.245cm" svg:width="6.563cm" svg:height="14.914cm" draw:z-index="4"><draw:image xlink:href="Pictures/1000000000000131000002B565DD3907C5BEC001.png" xlink:type="simple" xlink:show="embed" xlink:actuate="onLoad" loext:mime-type="image/png"/></draw:frame><draw:frame draw:style-name="fr1" draw:name="Image25" text:anchor-type="paragraph" svg:x="8.897cm" svg:y="0.249cm" svg:width="6.546cm" svg:height="14.767cm" draw:z-index="5"><draw:image xlink:href="Pictures/1000000000000131000002B01D85D3236269FB17.png" xlink:type="simple" xlink:show="embed" xlink:actuate="onLoad" loext:mime-type="image/png"/></draw:frame><text:soft-page-break/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8:07:52.035680236</meta:creation-date>
    <dc:date>2019-10-10T18:08:19.690202253</dc:date>
    <meta:editing-duration>PT28S</meta:editing-duration>
    <meta:editing-cycles>1</meta:editing-cycles>
    <meta:document-statistic meta:table-count="0" meta:image-count="6" meta:object-count="0" meta:page-count="2" meta:paragraph-count="3" meta:word-count="2" meta:character-count="27" meta:non-whitespace-character-count="10"/>
    <meta:generator>LibreOffice/6.0.7.3$Linux_X86_64 LibreOffice_project/00m0$Build-3</meta:generator>
  </office:meta>
</office:document-meta>
</file>